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af0" officeooo:paragraph-rsid="0009ca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ing</text:span><text:line-break/><text:line-break/>LED Lighting Up</text:p>
      <text:p text:style-name="P1"/>
      <text:p text:style-name="P1">Input-Output Current Transfer</text:p>
      <text:p text:style-name="P1"/>
      <text:p text:style-name="P1">No Shor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2:13:54.766000000</meta:creation-date>
    <dc:date>2024-07-23T22:15:03.164000000</dc:date>
    <meta:editing-duration>PT1M8S</meta:editing-duration>
    <meta:editing-cycles>1</meta:editing-cycles>
    <meta:document-statistic meta:table-count="0" meta:image-count="0" meta:object-count="0" meta:page-count="1" meta:paragraph-count="3" meta:word-count="9" meta:character-count="62" meta:non-whitespace-character-count="55"/>
    <meta:generator>LibreOffice/7.6.0.3$Windows_X86_64 LibreOffice_project/69edd8b8ebc41d00b4de3915dc82f8f0fc3b6265</meta:generator>
  </office:meta>
</office:document-meta>
</file>